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6" style:parent-style-name="Standard" style:family="paragraph">
      <style:paragraph-properties fo:text-align="center" fo:margin-bottom="0in" fo:line-height="150%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8" style:parent-style-name="Standard" style:family="paragraph">
      <style:paragraph-properties fo:text-align="center" fo:margin-bottom="0in" fo:line-height="150%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1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1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3" style:parent-style-name="Standard" style:family="paragraph">
      <style:paragraph-properties fo:text-align="center" fo:margin-bottom="0in" fo:line-height="150%"/>
    </style:style>
    <style:style style:name="T14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/>
    </style:style>
    <style:style style:name="P1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P1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19" style:parent-style-name="Standard" style:family="paragraph">
      <style:paragraph-properties fo:text-align="center" fo:margin-bottom="0in" fo:line-height="150%"/>
    </style:style>
    <style:style style:name="T2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2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2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6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7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8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am" fo:country="ET"/>
    </style:style>
    <style:style style:name="P2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0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1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2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33" style:parent-style-name="Standard" style:family="paragraph">
      <style:paragraph-properties fo:text-align="justify" fo:margin-bottom="0in" fo:line-height="150%"/>
    </style:style>
    <style:style style:name="T34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5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am" fo:country="ET"/>
    </style:style>
    <style:style style:name="T36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7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8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T40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T41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hu" fo:country="HU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style:text-underline-type="single" style:text-underline-style="solid" style:text-underline-width="auto" style:text-underline-mode="continuous" fo:language="am" fo:country="ET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P44" style:parent-style-name="Standard" style:family="paragraph">
      <style:paragraph-properties fo:text-align="justify" fo:margin-bottom="0in" fo:line-height="150%"/>
    </style:style>
    <style:style style:name="T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6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7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8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49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1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2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53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54" style:parent-style-name="Standard" style:family="paragraph">
      <style:paragraph-properties fo:break-before="page" fo:text-align="justify" fo:margin-bottom="0in" fo:line-height="150%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56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tyle="italic" style:font-style-asian="italic" fo:font-size="13pt" style:font-size-asian="13pt" style:font-size-complex="13pt" fo:language="am" fo:country="ET"/>
    </style:style>
    <style:style style:name="P57" style:parent-style-name="Standard" style:family="paragraph">
      <style:paragraph-properties fo:margin-bottom="0in" fo:line-height="150%"/>
      <style:text-properties style:font-name="Times New Roman" style:font-name-complex="Times New Roman" fo:font-size="13pt" style:font-size-asian="13pt" style:font-size-complex="13pt" fo:language="hu" fo:country="HU"/>
    </style:style>
    <style:style style:name="P58" style:parent-style-name="Standard" style:family="paragraph">
      <style:paragraph-properties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hu" fo:country="HU"/>
    </style:style>
    <style:style style:name="P59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0" style:parent-style-name="Standard" style:family="paragraph">
      <style:paragraph-properties fo:text-align="center" fo:margin-bottom="0in" fo:line-height="150%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2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am" fo:country="ET"/>
    </style:style>
    <style:style style:name="P63" style:parent-style-name="Standard" style:family="paragraph">
      <style:paragraph-properties fo:text-align="justify" fo:margin-bottom="0in" fo:line-height="150%"/>
    </style:style>
    <style:style style:name="T64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P65" style:parent-style-name="Standard" style:family="paragraph">
      <style:paragraph-properties fo:text-align="justify" fo:margin-bottom="0in" fo:line-height="150%"/>
    </style:style>
    <style:style style:name="P66" style:parent-style-name="Standard" style:family="paragraph">
      <style:paragraph-properties fo:text-align="center" fo:margin-bottom="0in" fo:line-height="150%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68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fo:font-size="14pt" style:font-size-asian="14pt" style:font-size-complex="13pt" fo:language="hu" fo:country="HU"/>
    </style:style>
    <style:style style:name="P69" style:parent-style-name="Standard" style:family="paragraph">
      <style:paragraph-properties fo:text-align="justify" fo:margin-bottom="0in" fo:line-height="150%"/>
    </style:style>
    <style:style style:name="T70" style:parent-style-name="DefaultParagraphFont" style:family="text">
      <style:text-properties style:font-name="Times New Roman" style:font-name-complex="Times New Roman" fo:font-size="13pt" style:font-size-asian="13pt" style:font-size-complex="13pt" fo:language="am" fo:country="ET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fo:color="#000000" fo:font-size="12pt" style:font-size-asian="12pt" style:font-size-complex="12pt" fo:language="hu" fo:country="HU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4" style:parent-style-name="NormalWeb" style:list-style-name="LFO9" style:family="paragraph"/>
    <style:style style:name="T75" style:parent-style-name="Strong" style:family="text">
      <style:text-properties fo:font-weight="normal" style:font-weight-asian="normal"/>
    </style:style>
    <style:style style:name="P76" style:parent-style-name="NormalWeb" style:list-style-name="LFO9" style:family="paragraph"/>
    <style:style style:name="T77" style:parent-style-name="Strong" style:family="text">
      <style:text-properties fo:font-weight="normal" style:font-weight-asian="normal"/>
    </style:style>
    <style:style style:name="P78" style:parent-style-name="NormalWeb" style:list-style-name="LFO9" style:family="paragraph"/>
    <style:style style:name="T79" style:parent-style-name="Strong" style:family="text">
      <style:text-properties fo:font-weight="normal" style:font-weight-asian="normal"/>
    </style:style>
    <style:style style:name="P80" style:parent-style-name="NormalWeb" style:list-style-name="LFO9" style:family="paragraph"/>
    <style:style style:name="T81" style:parent-style-name="Strong" style:family="text">
      <style:text-properties fo:font-weight="normal" style:font-weight-asian="normal"/>
    </style:style>
    <style:style style:name="T82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Strong" style:family="text">
      <style:text-properties fo:font-weight="normal" style:font-weight-asian="normal"/>
    </style:style>
    <style:style style:name="T84" style:parent-style-name="Strong" style:family="text">
      <style:text-properties fo:font-weight="normal" style:font-weight-asian="normal"/>
    </style:style>
    <style:style style:name="P85" style:parent-style-name="NormalWeb" style:list-style-name="LFO10" style:family="paragraph"/>
    <style:style style:name="P86" style:parent-style-name="NormalWeb" style:list-style-name="LFO10" style:family="paragraph"/>
    <style:style style:name="P87" style:parent-style-name="NormalWeb" style:list-style-name="LFO10" style:family="paragraph"/>
    <style:style style:name="P88" style:parent-style-name="NormalWeb" style:list-style-name="LFO10" style:family="paragraph"/>
    <style:style style:name="T89" style:parent-style-name="Strong" style:family="text">
      <style:text-properties fo:font-weight="normal" style:font-weight-asian="normal"/>
    </style:style>
    <style:style style:name="P90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1" style:parent-style-name="Standard" style:family="paragraph">
      <style:paragraph-properties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2" style:parent-style-name="Standard" style:family="paragraph">
      <style:paragraph-properties fo:break-before="page" fo:text-align="justify" fo:margin-bottom="0in" fo:line-height="150%"/>
      <style:text-properties style:font-name="Times New Roman" style:font-name-complex="Times New Roman" fo:font-size="14pt" style:font-size-asian="14pt" style:font-size-complex="13pt" fo:language="hu" fo:country="HU"/>
    </style:style>
    <style:style style:name="P93" style:parent-style-name="Standard" style:family="paragraph">
      <style:paragraph-properties fo:text-align="center" fo:margin-bottom="0in" fo:line-height="150%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3pt" fo:language="hu" fo:country="HU"/>
    </style:style>
    <style:style style:name="P95" style:parent-style-name="Standard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3pt" style:font-size-asian="13pt" style:font-size-complex="13pt" fo:language="hu" fo:country="HU"/>
    </style:style>
    <style:style style:name="P96" style:parent-style-name="Standard" style:family="paragraph">
      <style:paragraph-properties fo:text-align="justify" fo:margin-bottom="0in" fo:line-height="150%"/>
    </style:style>
    <style:style style:name="T97" style:parent-style-name="DefaultParagraphFont" style:family="text">
      <style:text-properties fo:font-style="italic" style:font-style-asian="italic" style:font-style-complex="italic"/>
    </style:style>
    <style:style style:name="P98" style:parent-style-name="Standard" style:family="paragraph">
      <style:paragraph-properties fo:text-align="justify" fo:margin-bottom="0in" fo:line-height="150%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P100" style:parent-style-name="Standard" style:family="paragraph">
      <style:paragraph-properties fo:text-align="justify" fo:margin-bottom="0in" fo:line-height="150%"/>
    </style:style>
  </office:automatic-styles>
  <office:body>
    <office:text text:use-soft-page-breaks="true">
      <text:p text:style-name="P1"/>
      <text:p text:style-name="P6"><text:span text:style-name="T7">LUCRARE <text:s/>DE <text:s/>ATESTAT <text:s/>PROFESIONAL <text:s/></text:span></text:p>
      <text:p text:style-name="P8"><text:span text:style-name="T9">LA <text:s/>INFORMATICĂ</text:span></text:p>
      <text:p text:style-name="P10"/>
      <text:p text:style-name="P11"/>
      <text:p text:style-name="P12"/>
      <text:p text:style-name="P13"><text:span text:style-name="T14">LÁTVÁNYOSSÁGOK ERDÉLYBEN</text:span></text:p>
      <text:p text:style-name="P15"/>
      <text:p text:style-name="P16"/>
      <text:p text:style-name="P17"/>
      <text:p text:style-name="P18"/>
      <text:p text:style-name="P19"><text:span text:style-name="T20">An școlar 20</text:span><text:span text:style-name="T21">25</text:span><text:span text:style-name="T22">-</text:span><text:span text:style-name="T23">2026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<text:s text:c="5"/></text:span><text:span text:style-name="T35">ÎNTOCMIT <text:s/>DE</text:span><text:span text:style-name="T36"><text:tab/></text:span><text:span text:style-name="T37"><text:tab/></text:span><text:span text:style-name="T38"><text:tab/></text:span><text:span text:style-name="T39"><text:s text:c="15"/></text:span><text:span text:style-name="T40"><text:tab/></text:span><text:span text:style-name="T41"><text:tab/></text:span><text:span text:style-name="T42">PROFESOR <text:s/>ÎNDRUMĂTOR</text:span><text:span text:style-name="T43"><text:tab/></text:span></text:p>
      <text:p text:style-name="P44"><text:span text:style-name="T45">Józsa Vivien-Antónia</text:span><text:span text:style-name="T46"><text:s/>– XII. B.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/text:span><text:span text:style-name="T53"><text:tab/>Boda Szilárd</text:span></text:p>
      <text:soft-page-break/>
      <text:p text:style-name="P54"><text:span text:style-name="T55"><text:s/></text:span></text:p>
      <text:p text:style-name="P56"/>
      <text:p text:style-name="P57"/>
      <text:p text:style-name="P58"/>
      <text:p text:style-name="P59"/>
      <text:p text:style-name="P60"><text:span text:style-name="T61">BEVEZETÉS</text:span></text:p>
      <text:p text:style-name="P62"/>
      <text:p text:style-name="P63"><text:span text:style-name="T64"><text:tab/>Szöveg...</text:span></text:p>
      <text:p text:style-name="P65"/>
      <text:p text:style-name="P66"><text:span text:style-name="T67">HTML</text:span></text:p>
      <text:p text:style-name="P68"/>
      <text:p text:style-name="P69"><text:span text:style-name="T70"><text:tab/></text:span><text:span text:style-name="T71">A HTML (HyperText Markup Language,<text:s/></text:span><text:span text:style-name="T72">azaz hiperszöveges jelölőnyelv</text:span><text:span text:style-name="T73">) egy leíró nyelv, amelyet weboldalak készítéséhez hoztak létre, ami napjainban már interneten használt szabványos formátummá vált. Ezt a nyelvet Tim Berners-Lee fejlesztette ki 1990-ben a CERN-nél, azzal a céllal, hogy a tudósok egyszerűen megoszthassák egymással a dokumentumaikat az interneten keresztül. A HTML az SGML (Standard Generalized Markup Language) egyszerűsített változata, és kezdetben cask alapvető elemeket (címeket, bekezdéseket, linkeket és listákat) tartalmazott. Az évek során a HTML fokozatosan fejlődött,egyre több funkciót és elemet kapott.<text:s/></text:span></text:p>
      <text:list text:style-name="LFO9" text:continue-numbering="true">
        <text:list-item>
          <text:p text:style-name="P74"><text:span text:style-name="T75">HTML 2.0 (1995)</text:span><text:s/>– az első szabványosított verzió.</text:p>
        </text:list-item>
        <text:list-item>
          <text:p text:style-name="P76"><text:span text:style-name="T77">HTML 4.01 (1999)</text:span><text:s/>– széles körben használt, de sok problémával.</text:p>
        </text:list-item>
        <text:list-item>
          <text:p text:style-name="P78"><text:span text:style-name="T79">XHTML (2000)</text:span><text:s/>– a HTML szigorúbb, XML-alapú változata.</text:p>
        </text:list-item>
        <text:list-item>
          <text:p text:style-name="P80"><text:span text:style-name="T81">HTML5 (2014)</text:span><text:s/>– modern szabvány, multimédiás és interaktív elemekkel (pl. videó, hang, űrlapok,<text:s/><text:span text:style-name="T82">&lt;canvas&gt;</text:span>).</text:p>
        </text:list-item>
      </text:list>
      <text:p text:style-name="NormalWeb">A HTML5 fejlesztése során cél volt a régi hibák kijavítása és a mobil- illetve multimédiás tartalmak támogatása.</text:p>
      <text:p text:style-name="NormalWeb">Röviden: a HTML az egyszerű dokumentummegosztásból indult, és mára a modern weboldalak alapja lett. A<text:s/><text:span text:style-name="T83">leggyakrabban használt HTML-verzió ma a HTML5</text:span>.</text:p>
      <text:p text:style-name="NormalWeb">Ez a verzió a<text:s/><text:span text:style-name="T84">modern webfejlesztés szabványa</text:span>, mert:</text:p>
      <text:list text:style-name="LFO10" text:continue-numbering="true">
        <text:list-item>
          <text:p text:style-name="P85">támogatja a multimédiás tartalmakat (videó, hang) beépített lejátszóval,</text:p>
        </text:list-item>
        <text:list-item>
          <text:p text:style-name="P86">lehetővé teszi interaktív elemek (pl. űrlapok, animációk, játékok) létrehozását,</text:p>
        </text:list-item>
        <text:list-item>
          <text:p text:style-name="P87">mobilbarát, jól működik különböző eszközökön (telefon, tablet, számítógép),</text:p>
        </text:list-item>
        <text:list-item>
          <text:p text:style-name="P88">nem igényel külső bővítményeket (pl. Flash).</text:p>
        </text:list-item>
      </text:list>
      <text:p text:style-name="NormalWeb">A legtöbb mai weboldal és böngésző<text:s/><text:span text:style-name="T89">HTML5-öt</text:span><text:s/>használ, mert rugalmas, korszerű és kompatibilis a legújabb technológiákkal.</text:p>
      <text:p text:style-name="NormalWeb"/>
      <text:p text:style-name="P90"/>
      <text:p text:style-name="P91"/>
      <text:p text:style-name="P92"/>
      <text:p text:style-name="P93"><text:span text:style-name="T94">Bibliográfia</text:span></text:p>
      <text:p text:style-name="P95"/>
      <text:p text:style-name="P96">[1] Bela Pelda<text:s/><text:span text:style-name="T97">Könyv címe/cikk címe<text:s/></text:span>Kiadó, Kiadás éve</text:p>
      <text:p text:style-name="P98">[2] Wikipedia Wiki cikk címe<text:s/><text:span text:style-name="T99">wiki link<text:s/></text:span>[megnézve 2017 február 10. én]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ÉlőfejChar" style:display-name="Élőfej Char" style:family="text" style:parent-style-name="DefaultParagraphFont"/>
    <style:style style:name="ÉlőlábChar" style:display-name="Élőláb Char" style:family="text" style:parent-style-name="DefaultParagraphFont"/>
    <style:style style:name="BuborékszövegChar" style:display-name="Buborékszöveg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Calibri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imes New Roman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fo:font-size="16pt" style:font-size-asian="16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Times New Roman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Calibri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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6pt" style:font-size-asian="16pt"/>
    </style:style>
    <text:list-style style:name="WWNum4" style:display-name="WWNum4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s-1" style:display-name="ms-1" style:family="text" style:parent-style-name="DefaultParagraphFont"/>
    <style:style style:name="max-w-15ch" style:display-name="max-w-[15ch]" style:family="text" style:parent-style-name="DefaultParagraphFon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justify"/>
    </style:style>
    <style:style style:name="T3" style:parent-style-name="DefaultParagraphFont" style:family="text">
      <style:text-properties fo:color="#000000" fo:language="ro" fo:country="RO"/>
    </style:style>
    <style:style style:name="P4" style:parent-style-name="Footer" style:family="paragraph">
      <style:paragraph-properties fo:text-align="center"/>
    </style:style>
    <style:style style:name="P5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COLEGIUL <text:s text:c="2"/>NAȚIONAL <text:s/>„SILVANIA” – ZALĂU</text:span></text:p>
      </style:header>
      <style:footer>
        <text:p text:style-name="P4"/>
        <text:p text:style-name="P5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ti-Zsolt</meta:initial-creator>
    <dc:creator>elev</dc:creator>
    <meta:creation-date>2016-04-29T13:14:00Z</meta:creation-date>
    <dc:date>2025-10-15T10:47:00Z</dc:date>
    <meta:template xlink:href="Normal.dotm" xlink:type="simple"/>
    <meta:editing-cycles>8</meta:editing-cycles>
    <meta:editing-duration>PT162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01" meta:character-count="2018" meta:row-count="14" meta:non-whitespace-character-count="1721"/>
  </office:meta>
</office:document-meta>
</file>